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09-27" calcext:value-type="date">
            <text:p>27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4-11-14" calcext:value-type="date">
            <text:p>14/11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80" calcext:value-type="float">
            <text:p>28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80" calcext:value-type="float">
            <text:p>280,00</text:p>
          </table:table-cell>
          <table:table-cell table:style-name="ce52" office:value-type="date" office:date-value="2025-02-03" calcext:value-type="date">
            <text:p>03/02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4-10" calcext:value-type="date">
            <text:p>10/04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6-04" calcext:value-type="date">
            <text:p>04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" calcext:value-type="float">
            <text:p>30,00</text:p>
          </table:table-cell>
          <table:table-cell table:style-name="ce52" office:value-type="date" office:date-value="2025-08-12" calcext:value-type="date">
            <text:p>12/08/2025</text:p>
          </table:table-cell>
          <table:table-cell table:style-name="ce73" table:formula="of:=[.C12]-[.F12]" office:value-type="float" office:value="260" calcext:value-type="float">
            <text:p>26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550" calcext:value-type="float">
            <text:p>550,00</text:p>
          </table:table-cell>
          <table:table-cell table:style-name="ce52" office:value-type="date" office:date-value="2025-08-18" calcext:value-type="date">
            <text:p>18/08/2025</text:p>
          </table:table-cell>
          <table:table-cell table:style-name="ce73" table:formula="of:=[.C13]-[.F13]" office:value-type="float" office:value="-260" calcext:value-type="float">
            <text:p>(260,00)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290" calcext:value-type="float">
            <text:p>290,00</text:p>
          </table:table-cell>
          <table:table-cell table:style-name="ce52" office:value-type="date" office:date-value="2025-11-14" calcext:value-type="date">
            <text:p>14/11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90" calcext:value-type="float">
            <text:p>29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16]-[.F16]" office:value-type="float" office:value="290" calcext:value-type="float">
            <text:p>29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16])" office:value-type="float" office:value="290" calcext:value-type="float">
            <text:p>29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78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9:53.537913600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49:53.54427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18T14:51:10.280888400</dc:date>
    <meta:print-date>2019-12-18T13:30:11.329000000</meta:print-date>
    <dc:language>pt-PT</dc:language>
    <meta:editing-cycles>472</meta:editing-cycles>
    <meta:editing-duration>PT15H2M34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